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c86" officeooo:paragraph-rsid="001f4c86"/>
    </style:style>
    <style:style style:name="P2" style:family="paragraph" style:parent-style-name="Standard">
      <style:text-properties officeooo:rsid="0020a50a" officeooo:paragraph-rsid="0020a50a"/>
    </style:style>
    <style:style style:name="P3" style:family="paragraph" style:parent-style-name="Standard">
      <style:text-properties officeooo:rsid="0023e69a" officeooo:paragraph-rsid="0023e69a"/>
    </style:style>
    <style:style style:name="P4" style:family="paragraph" style:parent-style-name="Standard">
      <style:text-properties officeooo:rsid="00262ff5" officeooo:paragraph-rsid="00262ff5"/>
    </style:style>
    <style:style style:name="P5" style:family="paragraph" style:parent-style-name="Standard">
      <style:text-properties officeooo:rsid="00276361" officeooo:paragraph-rsid="00276361"/>
    </style:style>
    <style:style style:name="P6" style:family="paragraph" style:parent-style-name="Standard">
      <style:text-properties fo:font-weight="bold" officeooo:rsid="00276361" officeooo:paragraph-rsid="00276361" style:font-weight-asian="bold" style:font-weight-complex="bold"/>
    </style:style>
    <style:style style:name="P7" style:family="paragraph" style:parent-style-name="Standard">
      <style:text-properties fo:font-weight="bold" officeooo:rsid="00299481" officeooo:paragraph-rsid="00299481" style:font-weight-asian="bold" style:font-weight-complex="bold"/>
    </style:style>
    <style:style style:name="P8" style:family="paragraph" style:parent-style-name="Standard">
      <style:text-properties officeooo:rsid="00299481" officeooo:paragraph-rsid="002ac365"/>
    </style:style>
    <style:style style:name="P9" style:family="paragraph" style:parent-style-name="Standard">
      <style:text-properties officeooo:rsid="002ac365" officeooo:paragraph-rsid="002ac365"/>
    </style:style>
    <style:style style:name="P10" style:family="paragraph" style:parent-style-name="Standard">
      <style:text-properties officeooo:rsid="002caaaa" officeooo:paragraph-rsid="002caaaa"/>
    </style:style>
    <style:style style:name="P11" style:family="paragraph" style:parent-style-name="Standard">
      <style:text-properties officeooo:rsid="002caaaa" officeooo:paragraph-rsid="002d1ee0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bold" officeooo:rsid="002ac365" officeooo:paragraph-rsid="002ac365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rsid="00304a7f" officeooo:paragraph-rsid="00304a7f"/>
    </style:style>
    <style:style style:name="P14" style:family="paragraph" style:parent-style-name="Standard">
      <style:text-properties officeooo:rsid="00306965" officeooo:paragraph-rsid="00306965"/>
    </style:style>
    <style:style style:name="P15" style:family="paragraph" style:parent-style-name="Standard">
      <style:text-properties officeooo:rsid="00276361" officeooo:paragraph-rsid="0031af93"/>
    </style:style>
    <style:style style:name="P16" style:family="paragraph" style:parent-style-name="Standard">
      <style:text-properties officeooo:rsid="00276361" officeooo:paragraph-rsid="00338709"/>
    </style:style>
    <style:style style:name="P17" style:family="paragraph" style:parent-style-name="Standard">
      <style:text-properties officeooo:rsid="0032aa62" officeooo:paragraph-rsid="0032aa62"/>
    </style:style>
    <style:style style:name="T1" style:family="text">
      <style:text-properties officeooo:rsid="0020b9f8"/>
    </style:style>
    <style:style style:name="T2" style:family="text">
      <style:text-properties officeooo:rsid="0024a3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d1ee0"/>
    </style:style>
    <style:style style:name="T5" style:family="text">
      <style:text-properties officeooo:rsid="00306965"/>
    </style:style>
    <style:style style:name="T6" style:family="text">
      <style:text-properties officeooo:rsid="0031af93"/>
    </style:style>
    <style:style style:name="T7" style:family="text">
      <style:text-properties officeooo:rsid="003268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 RFC </text:p>
      <text:p text:style-name="P1"/>
      <text:p text:style-name="P1">fichier users : </text:p>
      <text:p text:style-name="P1"><text:tab/>mot de pass a bouger dans le fichier</text:p>
      <text:p text:style-name="P1"><text:tab/>rue et adresse à concaténer</text:p>
      <text:p text:style-name="P3"/>
      <text:p text:style-name="P2">refaire : idObjet<text:span text:style-name="T2">= (3premières lettres du nom + 2chiffres) </text:span>, <text:span text:style-name="T1">prix a 7chiff (99 999.99) [8caractères] </text:span></text:p>
      <text:p text:style-name="P2"/>
      <text:p text:style-name="P2">refaire message : <text:s/>acheter</text:p>
      <text:p text:style-name="P2"/>
      <text:p text:style-name="P4">mettre # apres les mots cles</text:p>
      <text:p text:style-name="P4"/>
      <text:p text:style-name="P6">modif mise en forme : fichier Enchère</text:p>
      <text:p text:style-name="P5"/>
      <text:p text:style-name="P16">$Identifiant user#identifiant objet#<text:span text:style-name="T3">date de fin de vente</text:span>#prix<text:span text:style-name="T6">Ach2</text:span># acheteur<text:span text:style-name="T7">2#</text:span>prix<text:span text:style-name="T6">Acheteur1</text:span>#acheteur<text:span text:style-name="T7">2</text:span><text:span text:style-name="T3">#prixDeBase</text:span>$Identifiant user#identifiant objet<text:span text:style-name="T6">2</text:span>#<text:span text:style-name="T3">date de fin de vente#prixDeBase</text:span></text:p>
      <text:p text:style-name="P15"/>
      <text:p text:style-name="P17"><text:span text:style-name="T3">le prix ach2&gt; prixAche1 &gt; prix de base</text:span></text:p>
      <text:p text:style-name="P5"/>
      <text:p text:style-name="P7">mise en forme : fichier utilisateur :</text:p>
      <text:p text:style-name="P8">$idUtili#mot de passe#dateNaissance#tel#adresse mail#adresse#ville#code postal#objet achete#objet vendu*/</text:p>
      <text:p text:style-name="P8"/>
      <text:p text:style-name="P12">message : consulter :</text:p>
      <text:p text:style-name="P9"/>
      <text:p text:style-name="P10">le serveur analyse les mots cles (nom + description) envoie les onjets à consulter, le client les enregistres dans un fichier temporaire et lit affiche les objets qui y sont <text:span text:style-name="T5">déposés.</text:span></text:p>
      <text:p text:style-name="P14">Il faut retourner le prix de base et le dernier prix enregisré.</text:p>
      <text:p text:style-name="P10"><text:span text:style-name="T3"><text:s/>format msg</text:span> : consulter#idUti#nomObjet#Descriptions\n</text:p>
      <text:p text:style-name="P10">-nomObjet (cherche dans nom Objet): tous par <text:span text:style-name="T4">défaut</text:span>, on envoie tout.</text:p>
      <text:p text:style-name="P10">-descriptif : vide si « tous » ou si rien rentré</text:p>
      <text:p text:style-name="P11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06:27.006305499</meta:creation-date>
    <dc:date>2015-01-28T22:19:39.579979033</dc:date>
    <meta:editing-duration>PT1H30M57S</meta:editing-duration>
    <meta:editing-cycles>20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160" meta:character-count="1077" meta:non-whitespace-character-count="928"/>
  </office:meta>
</office:document-meta>
</file>